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master-page-name="">
      <style:paragraph-properties fo:margin-left="0in" fo:margin-right="-0.5618in" fo:text-indent="0in" style:auto-text-indent="false" style:page-number="auto"/>
      <style:text-properties fo:font-size="14pt" style:font-size-asian="12.25pt" style:font-size-complex="14pt"/>
    </style:style>
    <style:style style:name="P2" style:family="paragraph" style:parent-style-name="Standard">
      <style:paragraph-properties fo:margin-left="0in" fo:margin-right="-0.5618in" fo:text-indent="0in" style:auto-text-indent="false"/>
      <style:text-properties fo:font-size="14pt" style:font-size-asian="12.25pt" style:font-size-complex="14pt"/>
    </style:style>
    <style:style style:name="P3" style:family="paragraph" style:parent-style-name="Standard">
      <style:paragraph-properties fo:margin-left="0in" fo:margin-right="-0.5618in" fo:text-indent="0in" style:auto-text-indent="false"/>
      <style:text-properties fo:font-size="14pt" officeooo:rsid="0018edc5" officeooo:paragraph-rsid="0018edc5" style:font-size-asian="12.25pt" style:font-size-complex="14pt"/>
    </style:style>
    <style:style style:name="P4" style:family="paragraph" style:parent-style-name="Header">
      <style:text-properties fo:font-size="18pt" officeooo:rsid="00141af8" officeooo:paragraph-rsid="00141af8" style:font-size-asian="15.75pt" style:font-size-complex="18pt"/>
    </style:style>
    <style:style style:name="T1" style:family="text">
      <style:text-properties officeooo:rsid="0016f49c"/>
    </style:style>
    <style:style style:name="T2" style:family="text">
      <style:text-properties officeooo:rsid="0018fce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oft-page-break/></text:p>
      <text:p text:style-name="P2">“<text:span text:style-name="T1">How is it your mind, battered numb by hope's wrath, provides fertile ground to sprout such grand seed? The Ga'ark are helpless infants! Have you been swallowed whole by lust's dripping tongue? They are reckless, and cannot be united, even in the face of their star's demise!”</text:span></text:p>
      <text:p text:style-name="P3"/>
      <text:p text:style-name="P3">In this hall <text:span text:style-name="T2">fell two shadows</text:span>. One hissed, his frustration sharp - these words were harsh, carrying cold sting. What is more, the<text:span text:style-name="T2">re was</text:span> tru<text:span text:style-name="T2">th to them</text:span>, <text:span text:style-name="T2">making such frosty wounds slow to heal</text:spa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fo:font-size="18pt" officeooo:rsid="00141af8" officeooo:paragraph-rsid="00141af8" style:font-size-asian="15.75pt" style:font-size-complex="18pt"/>
    </style:style>
    <style:style style:name="MT1" style:family="text">
      <style:text-properties officeooo:rsid="0016f49c"/>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MP1">Partial - “<text:span text:style-name="MT1">Enter Ga'ark</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17T19:52:52.979203004</meta:creation-date>
    <dc:date>2016-05-17T20:29:26.474047519</dc:date>
    <meta:editing-duration>PT33M42S</meta:editing-duration>
    <meta:editing-cycles>4</meta:editing-cycles>
    <meta:generator>LibreOffice/4.2.8.2$Linux_X86_64 LibreOffice_project/420m0$Build-2</meta:generator>
    <meta:document-statistic meta:table-count="0" meta:image-count="0" meta:object-count="0" meta:page-count="2" meta:paragraph-count="3" meta:word-count="85" meta:character-count="491" meta:non-whitespace-character-count="408"/>
  </office:meta>
</office:document-meta>
</file>